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/>
    </style:style>
    <style:style style:name="ce11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color="#000000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/>
    </style:style>
    <style:style style:name="ce13" style:family="table-cell" style:parent-style-name="Default">
      <style:text-properties fo:color="#c9211e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7" office:value-type="string" calcext:value-type="string">
            <text:p>1章　Python入門 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7" office:value-type="string" calcext:value-type="string">
            <text:p><text:s text:c="4"/>1.1　式をインタラクティブシェルに入力する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7" office:value-type="string" calcext:value-type="string">
            <text:p><text:s text:c="4"/>1.2　整数、浮動小数点数、文字列型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7" office:value-type="string" calcext:value-type="string">
            <text:p><text:s text:c="4"/>1.3　文字列の連結と複製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7" office:value-type="string" calcext:value-type="string">
            <text:p><text:s text:c="4"/>1.4　変数に値を格納する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7" office:value-type="string" calcext:value-type="string">
            <text:p><text:s text:c="8"/>1.4.1　代入文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7" office:value-type="string" calcext:value-type="string">
            <text:p><text:s text:c="8"/>1.4.2　変数名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7" office:value-type="string" calcext:value-type="string">
            <text:p><text:s text:c="4"/>1.5　最初のプログラム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7" office:value-type="string" calcext:value-type="string">
            <text:p><text:s text:c="4"/>1.6　プログラムを分析する</text:p>
          </table:table-cell>
          <table:table-cell table:style-name="ce8" office:value-type="string" calcext:value-type="string">
            <text:p>100％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 text:c="8"/>1.6.1　コメント</text:p>
          </table:table-cell>
          <table:table-cell table:style-name="ce8" office:value-type="string" calcext:value-type="string">
            <text:p>100％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<text:s text:c="8"/>1.6.2　print()関数</text:p>
          </table:table-cell>
          <table:table-cell table:style-name="ce8" office:value-type="string" calcext:value-type="string">
            <text:p>100％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<text:s text:c="8"/>1.6.3　input()関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.6.4　ユーザー名を表示する</text:p>
          </table:table-cell>
          <table:table-cell table:style-name="ce8" office:value-type="string" calcext:value-type="string">
            <text:p>100％</text:p>
          </table:table-cell>
          <table:table-cell table:style-name="ce13" table:number-columns-repeated="1022"/>
        </table:table-row>
        <table:table-row table:style-name="ro1">
          <table:table-cell table:style-name="ce7" office:value-type="string" calcext:value-type="string">
            <text:p><text:s text:c="8"/>1.6.5　len()関数</text:p>
          </table:table-cell>
          <table:table-cell table:style-name="ce8" office:value-type="string" calcext:value-type="string">
            <text:p>100％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<text:s text:c="8"/>1.6.6　str()、int()、float()関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.7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.8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章　フロー制御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2.1　ブール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2.2　比較演算子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2.3　ブール演算子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2.3.1　二項ブール演算子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2.3.2　not演算子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2.4　ブール演算子と比較演算子を組み合わせ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2.5　フロー制御の構成要素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2.5.1　条件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2.5.2　コードのブロック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2.6　プログラム実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2.7　フロー制御文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2.7.1　if文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2.7.2　else文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2.7.3　elif文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2.7.4　whileループ文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2.7.5　break文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2.7.6　continue文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2.7.7　forループと range()関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2.8　モジュールをインポート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2.8.1　from import文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2.9　sys.exit()関数を用いてプログラムを早期に終了する</text:p>
          </table:table-cell>
          <table:table-cell table:style-name="ce10"/>
          <table:table-cell table:style-name="ce13" office:value-type="string" calcext:value-type="string">
            <text:p>exitExample</text:p>
          </table:table-cell>
          <table:table-cell table:style-name="ce13" table:number-columns-repeated="1021"/>
        </table:table-row>
        <table:table-row table:style-name="ro1">
          <table:table-cell table:style-name="ce7" office:value-type="string" calcext:value-type="string">
            <text:p><text:s text:c="4"/>2.10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2.11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章　関数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3.1　パラメータのあるdef文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3.2　戻り値とreturn文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3.3　None値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3.4　キーワード引数とprint()関数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3.5　ローカルスコープとグローバルスコープ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3.5.1　ローカル変数はグローバルスコープから使えない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3.5.2　ローカルスコープでは他のローカルスコープの変数を使えない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3.5.3　グローバル変数はローカルスコープから読むことができる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3.5.4　同じ名前のローカル変数とグローバル変数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7" office:value-type="string" calcext:value-type="string">
            <text:p><text:s text:c="4"/>3.6　global文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3.7　例外処理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3.8　短いプログラム：数当てゲーム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3.9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3.10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3.11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3.11.1　コラッツ数列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3.11.2　入力の妥当性検証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章　リスト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4.1　リスト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1.1　インデックスを指定してリストから要素を取り出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1.2　負のインデックス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1.3　スライスを用いて部分リストを取得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1.4　len()関数を用いてリストの長さを取得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1.5　インデックスを用いてリスト中の値を変更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1.6　リストの連結とリストの複製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1.7　del文を用いてリストから値を削除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4.2　リストを使ってみ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2.1　forループとリストを組み合わせ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2.2　inとnot in演算子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2.3　複数代入法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4.3　累算代入演算子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4.4　メソッ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4.1　index()メソッドを用いてリストから値を検索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4.2　append()メソッドとinsert()メソッドを用いてリストに値を追加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4.3　remove()メソッドを用いてリストから値を削除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4.4　sort()メソッドを用いてリスト中の値をソート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4.5　例題プログラム：リストを用いたマジック8ボー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4.6　リスト風のデータ型：文字列とタプ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6.1　ミュータブル、イミュータブルなデータ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6.2　タプル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6.3　list()関数とtuple()関数を使って型を変換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4.7　参照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7.1　参照を渡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7.2　copyモジュールのcopy()関数とdeepcopy()関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4.8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4.9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4.10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10.1　カンマ付け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10.2　文字絵グリッ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章　辞書とデータ構造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5.1　辞書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5.1.1　辞書とリストの比較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5.1.2　keys()、values()、items()メソッ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5.1.3　キーや値が辞書に存在するかどうか判定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5.1.4　get()メソッ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5.1.5　setdefault()メソッ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5.2　整形表示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5.3　データ構造を用いて実世界の物体をモデル化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5.3.1　三目並べのボー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5.3.2　辞書とリストの入れ子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5.4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5.5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5.6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5.6.1　ファンタジーゲームの持ち物リス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5.6.2　ファンタジーゲームの持ち物リスト用にリストから辞書に移す関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6章　文字列操作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6.1　文字列を操作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1.1　文字列リテラ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1.2　文字列のインデックスとスライス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1.3　文字列に対するinとnot in演算子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6.2　便利な文字列メソッ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2.1　upper()、lower()、isupper()、islower()メソッ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2.2　isXという文字列メソッ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2.3　startswith()メソッドとendswith()メソッ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2.4　join()とsplit()メソッ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2.5　rjust()、ljust()、center()メソッドを用いてテキストを揃え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2.6　strip()、rstrip()、lstrip()メソッドを用いて空白文字を除去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2.7　pyperclipモジュールを用いて文字列をコピー＆ペースト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6.3　プロジェクト：パスワードロッカー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3.1　ステップ1：プログラムの設計とデータ構造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3.2　ステップ2：コマンドライン引数を扱う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3.3　ステップ3：正しいパスワードをコピー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6.4　プロジェクト：Wikiで箇条書きのマークアップ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4.1　ステップ1：クリップボードからコピー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4.2　ステップ2：行を分割して「*」を追加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4.3　ステップ3：変更した行を結合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6.5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6.6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6.7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7.1　表の表示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第Ⅱ部　処理の自動化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7章　正規表現によるパターンマッチング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1　正規表現を用いないテキストパターン検索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2　正規表現を用いてテキストパターンを検索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2.1　Regexオブジェクトを生成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2.2　Regexオブジェクトとマッチ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2.3　正規表現マッチのまとめ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3　正規表現によるパターンマッチの続き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3.1　丸カッコを用いたグルーピング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3.2　縦線を使って複数のグループとマッチ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3.3　疑問符を用いた任意のマッチ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3.4　アスタリスクを用いた0回以上のマッチ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3.5　プラスを用いた1回以上のマッチ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3.6　波カッコを用いて繰り返し回数を指定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4　貪欲マッチと非貪欲マッチ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5　findall()メソッド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6　文字集合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7　独自に文字集合を定義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8　キャレットとドル記号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9　ワイルドカード文字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9.1　ドットとアスタリスクであらゆる文字列とマッチ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9.2　ドット文字を改行とマッチさせ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10　正規表現に用いる記号のまとめ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11　大文字・小文字を無視したマッチ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12　sub()メソッドを用いて文字列を置換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13　複雑な正規表現を管理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14　re.IGNORECASEとre.DOTALLとre.VERBOSEを組み合わせ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15　プロジェクト：電話番号と電子メールアドレスの抽出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15.1　ステップ1：電話番号用の正規表現を作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15.2　ステップ2：電子メールアドレスの正規表現を作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15.3　ステップ3：クリップボードのテキストを検索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15.4　ステップ4：検索結果を1つの文字列にまとめてクリップボードに移す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15.5　プログラムを実行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15.6　類似プログラムのアイデア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16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7.17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7.18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7.18.1　強いパスワードの検出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7.18.2　正規表現を用いたstrip()メソッ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8章　ファイルの読み書き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8.1　ファイルとファイルパス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1.1　Windowsのバックスラッシュ、MacやLinuxのスラッシュ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1.2　カレントディレクトリ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1.3　絶対パスと相対パス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1.4　os.makedirs()関数を用いて新しいフォルダを作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8.2　os.pathモジュー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2.1　絶対パスと相対パスを操作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2.2　ファイルサイズとフォルダ内容を調べ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2.3　パスを検査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8.3　ファイルの読み書きの方法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3.1　open()関数を用いてファイルを開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3.2　ファイルの内容を読み込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3.3　ファイルを書き込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8.4　shelveモジュールを用いて変数を保存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8.5　pprint.pformat()関数を用いて変数を保存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8.6　プロジェクト：ランダムな問題集ファイルを作成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6.1　ステップ1：問題データを辞書に記述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6.2　ステップ2：問題集のファイルを作り問題をシャッフル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6.3　ステップ3：問題と選択肢を作成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6.4　ステップ4：問題集と解答集ファイルに内容を書き出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8.7　プロジェクト：マルチクリップボー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7.1　ステップ1：コメントとシェルフの設定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7.2　ステップ2：キーワードに紐づけてクリップボードの内容を保存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7.3　ステップ3：キーワード一覧と、キーワード内容を読み込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8.8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8.9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8.10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10.1　マルチクリップボードを拡張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10.2　作文ジェネレータ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10.3　正規表現検索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9章　ファイルの管理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9.1　shutilモジュー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1.1　ファイルやフォルダをコピー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1.2　ファイルやフォルダを移動したり名前を変更したり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1.3　ファイルやフォルダを完全に削除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1.4　send2trashモジュールを用いて安全に削除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9.2　ディレクトリツリーを渡り歩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2.1　zipfileモジュールを用いてファイルを圧縮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2.2　ZIPファイルを読み込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2.3　ZIPファイルを展開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2.4　ZIPファイルを作成したり追加したり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9.3　プロジェクト：米国式日付を欧州式日付に変換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3.1　ステップ1：米国式日付用の正規表現を作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3.2　ステップ2：ファイル名から日付の部分を識別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3.3　ステップ3：新しいファイル名を作りファイルの名前を変更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3.4　類似プログラムのアイデア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9.4　プロジェクト：フォルダをZIPファイルにバックアップ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4.1　ステップ1：ZIPファイル名を決め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4.2　ステップ2：新しいZIPファイルを作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4.3　ステップ3：ディレクトリツリーを渡り歩いてZIPファイルに追加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4.4　類似プログラムのアイデア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9.5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9.6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9.7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7.1　選択コピー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7.2　巨大なファイルを探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7.3　連番の飛びを埋め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0章　デバッグ </text:p>
          </table:table-cell>
          <table:table-cell table:style-name="ce8" office:value-type="string" calcext:value-type="string">
            <text:p>100％</text:p>
          </table:table-cell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4"/>10.1　例外を起こす</text:p>
          </table:table-cell>
          <table:table-cell table:style-name="ce10"/>
          <table:table-cell table:style-name="ce13" office:value-type="string" calcext:value-type="string">
            <text:p>boxPrint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4"/>10.2　トレースバックを文字列として受け取る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4"/>10.3　アサート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10.3.1　信号シミュレーションにアサートを用いる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10.3.2　アサートを無効化する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2" office:value-type="string" calcext:value-type="string">
            <text:p><text:s text:c="4"/>10.4　ログをとる</text:p>
          </table:table-cell>
          <table:table-cell table:style-name="ce8" office:value-type="string" calcext:value-type="string">
            <text:p>100％</text:p>
          </table:table-cell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10.4.1　loggingモジュールを用いる</text:p>
          </table:table-cell>
          <table:table-cell table:style-name="ce10"/>
          <table:table-cell table:style-name="ce13" office:value-type="string" calcext:value-type="string">
            <text:p>factorialLog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10.4.2　print()関数でデバッグしないようにしよう</text:p>
          </table:table-cell>
          <table:table-cell table:style-name="ce10"/>
          <table:table-cell table:style-name="ce13" office:value-type="string" calcext:value-type="string">
            <text:p>factorialLogFixed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10.4.3　ログレベル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10.4.4　ログを無効化する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10.4.5　ファイルへログ出力する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4"/>10.5　IDLEのデバッガ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10.5.1　［Go］ボタン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10.5.2　［Step］ボタン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10.5.3　［Over］ボタン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10.5.4　［Out］ボタン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10.5.5　［Quit］ボタン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10.5.6　足し算プログラムをデバッグする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10.5.7　ブレークポイント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4"/>10.6　まとめ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7" office:value-type="string" calcext:value-type="string">
            <text:p><text:s text:c="4"/>10.7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0.8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0.8.1　コイン投げゲームをデバッグ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11章　Webスクレイピング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1.1　プロジェクト：webbrowserモジュールを用いたmapIt.py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1.1　ステップ1：URLを検討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1.2　ステップ2：コマンドライン引数を処理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1.3　ステップ3：クリップボード内容を扱いブラウザを起動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1.4　類似プログラムのアイデア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1.2　requestsモジュールを用いてWebサイトからファイルをダウンロード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2.1　requests.get()関数を用いてWebページをダウンロード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2.2　エラーをチェック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2.3　ダウンロードしたファイルをハードドライブに保存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1.3　HTML</text:p>
          </table:table-cell>
          <table:table-cell table:style-name="ce11" office:value-type="string" calcext:value-type="string">
            <text:p>100％</text:p>
          </table:table-cell>
          <table:table-cell table:style-name="ce14" table:number-columns-repeated="1022"/>
        </table:table-row>
        <table:table-row table:style-name="ro1">
          <table:table-cell table:style-name="ce5" office:value-type="string" calcext:value-type="string">
            <text:p><text:s text:c="8"/>11.3.1　HTMLについて学習するには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3.2　ざっとおさらい</text:p>
          </table:table-cell>
          <table:table-cell table:style-name="ce11" office:value-type="string" calcext:value-type="string">
            <text:p>100％</text:p>
          </table:table-cell>
          <table:table-cell table:style-name="ce14" table:number-columns-repeated="1022"/>
        </table:table-row>
        <table:table-row table:style-name="ro1">
          <table:table-cell table:style-name="ce2" office:value-type="string" calcext:value-type="string">
            <text:p><text:s text:c="8"/>11.3.3　WebページのソースHTMLを見る</text:p>
          </table:table-cell>
          <table:table-cell table:style-name="ce11" office:value-type="string" calcext:value-type="string">
            <text:p>100％</text:p>
          </table:table-cell>
          <table:table-cell table:style-name="ce14" table:number-columns-repeated="1022"/>
        </table:table-row>
        <table:table-row table:style-name="ro1">
          <table:table-cell table:style-name="ce2" office:value-type="string" calcext:value-type="string">
            <text:p><text:s text:c="8"/>11.3.4　ブラウザの開発者ツールを開く</text:p>
          </table:table-cell>
          <table:table-cell table:style-name="ce11" office:value-type="string" calcext:value-type="string">
            <text:p>100％</text:p>
          </table:table-cell>
          <table:table-cell table:style-name="ce14" table:number-columns-repeated="1022"/>
        </table:table-row>
        <table:table-row table:style-name="ro1">
          <table:table-cell table:style-name="ce2" office:value-type="string" calcext:value-type="string">
            <text:p><text:s text:c="8"/>11.3.5　開発者ツールを用いてHTML要素を検索する</text:p>
          </table:table-cell>
          <table:table-cell table:style-name="ce11" office:value-type="string" calcext:value-type="string">
            <text:p>100％</text:p>
          </table:table-cell>
          <table:table-cell table:style-name="ce14" table:number-columns-repeated="1022"/>
        </table:table-row>
        <table:table-row table:style-name="ro1">
          <table:table-cell table:style-name="ce5" office:value-type="string" calcext:value-type="string">
            <text:p><text:s text:c="4"/>11.4　BeautifulSoupモジュールを用いてHTMLを解析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4.1　HTMLからBeautifulSoupオブジェクトを生成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4.2　select()メソッドを用いて要素を見つけ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4.3　要素の属性からデータを取得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1.5　プロジェクト：Google検索“I'm Feeling Lucky”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5.1　ステップ1：コマンドライン引数を取得し検索ページをリクエスト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5.2　ステップ2：結果をすべて取得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5.3　ステップ3：検索結果をWebブラウザで開く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5.4　類似プログラムのアイデア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1.6　プロジェクト：すべてのXKCDコミックをダウンロード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6.1　ステップ1：プログラムを設計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6.2　ステップ2：Webページをダウンロード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6.3　ステップ3：コミック画像を見つけてダウンロード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6.4　ステップ4：画像を保存し前のコミックを見つけ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6.5　類似プログラムのアイデア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1.7　seleniumモジュールを用いてブラウザを制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7.1　Seleniumでブラウザを制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7.2　ページの要素を見つけ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7.3　ページをクリック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7.4　フォームを記入して送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7.5　特殊なキーを送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7.6　ブラウザのボタンをクリック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7.7　Seleniumの詳細情報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1.8　まとめ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1.9　演習問題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1.10　演習プロジェクト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10.1　コマンドライン電子メーラー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10.2　画像サイトのダウンローダー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10.3　2048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10.4　リンクの検査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2章　Excelシート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1　Excel文書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2　openpyxlモジュールをインストール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3　Excel文書を読み込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3.1　OpenPyXLを用いてExcelドキュメントを開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3.2　Workbookからシートを取得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3.3　シートからセルを取得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3.4　列の文字と番号を相互変換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3.5　シートから複数の行と列を取得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3.6　ワークブック、シート、セ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4　プロジェクト：スプレッドシートからデータを読み込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4.1　ステップ1：スプレッドシートのデータを読み込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4.2　ステップ2：データ構造を追加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4.3　ステップ3：結果をファイルに書き出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4.4　類似プログラムのアイデア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5　Excel文書を書き出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5.1　Excel文書を作成して保存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5.2　シートを追加・削除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5.3　セルに値を書き込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6　プロジェクト：スプレッドシートを更新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6.1　ステップ1：更新する情報のデータ構造を組み立て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6.2　ステップ2：すべての行を調べて価格を更新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6.3　類似プログラムのアイデア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7　セルのフォントスタイルを設定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8　Fontオブ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9　数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10　行と列を調整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10.1　行の高さと列の幅を設定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10.2　セルの結合と解除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10.3　ウィンドウ枠の固定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11　グラフ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12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13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14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14.1　掛け算の表を作成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14.2　空行を挿入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14.3　行と列の入れ替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14.4　テキストファイルからスプレッドシートに変換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14.5　スプレッドシートからテキストファイルに変換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3章　PDFファイルとWord文書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3.1　PDF文書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1.1　PDFからテキストを抽出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1.2　PDFの暗号を解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1.3　PDFを作成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3.2　プロジェクト：多数のPDFから指定したページを結合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2.1　ステップ1：すべてのPDFファイルを探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2.2　ステップ2：PDFを開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2.3　ステップ3：ページを追加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2.4　ステップ4：結果を保存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2.5　類似プログラムのアイデア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3.3　Word文書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3.1　Word文書を読み込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3.2　.docxファイルから全テキストを取得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3.3　ParagraphとRunオブジェクトにスタイルを設定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3.4　デフォルトでないスタイルを使ってWord文書を作成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3.5　Runの属性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3.6　Word文書を書き込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3.7　見出しを追加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3.8　改行と改ページを追加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3.9　図を追加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3.4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3.5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3.6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6.1　PDFをまとめて暗号化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6.2　Word文書による特製招待状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6.3　総当たり方式のPDFパスワード解除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4章　CSVファイルと JSONデータ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4.1　csvモジュー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1.1　Readerオブ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1.2　forループでReaderオブジェクトからデータを読み出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1.3　Writerオブ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1.4　キーワード引数delimiterとlineterminator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4.2　プロジェクト：CSVファイルから見出しを削除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2.1　ステップ1：各CSVファイルをループ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2.2　ステップ2：CSVファイルを読み込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2.3　ステップ3：CSVを書き出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2.4　類似プログラムのアイデア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4.3　JSONとAPI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4.4　jsonモジュー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4.1　loads()関数を用いてJSONを読み込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4.2　dumps()関数を用いてJSONを書き出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4.5　プロジェクト：現在の天気予報データを取得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5.1　ステップ1：コマンドライン引数から地名を取得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5.2　ステップ2：JSONデータをダウンロード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5.3　ステップ3：JSONデータを読み込み天気予報を表示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5.4　類似プログラムのアイデア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4.6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4.7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4.8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8.1　ExcelからCSVへの変換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5章　時間制御、自動実行、プログラム起動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5.1　timeモジュー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1.1　time.time()関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1.2　time.sleep()関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5.2　数の四捨五入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5.3　プロジェクト：スーパーストップウォッ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3.1　ステップ1：時間計測の準備を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3.2　ステップ2：経過時間を表示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3.3　類似プログラムのアイデア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5.4　datetimeモジュー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4.1　timedeltaデータ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4.2　特定の日付まで一時停止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4.3　datetimeオブジェクトを文字列に変換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4.4　文字列をdatetimeオブジェクトに変換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5.5　Pythonの時間関数のまとめ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<text:s text:c="4"/>15.6　マルチスレッド</text:p>
          </table:table-cell>
          <table:table-cell table:style-name="ce12"/>
          <table:table-cell table:style-name="ce15" table:number-columns-repeated="1022"/>
        </table:table-row>
        <table:table-row table:style-name="ro1">
          <table:table-cell table:style-name="ce6" office:value-type="string" calcext:value-type="string">
            <text:p><text:s text:c="8"/>15.6.1　スレッドの対象関数に引数を渡す</text:p>
          </table:table-cell>
          <table:table-cell table:style-name="ce12"/>
          <table:table-cell table:style-name="ce15" table:number-columns-repeated="1022"/>
        </table:table-row>
        <table:table-row table:style-name="ro1">
          <table:table-cell table:style-name="ce6" office:value-type="string" calcext:value-type="string">
            <text:p><text:s text:c="8"/>15.6.2　並行処理問題</text:p>
          </table:table-cell>
          <table:table-cell table:style-name="ce12"/>
          <table:table-cell table:style-name="ce15" table:number-columns-repeated="1022"/>
        </table:table-row>
        <table:table-row table:style-name="ro1">
          <table:table-cell table:style-name="ce6" office:value-type="string" calcext:value-type="string">
            <text:p><text:s text:c="4"/>15.7　プロジェクト：マルチスレッド版XKCDダウンローダー</text:p>
          </table:table-cell>
          <table:table-cell table:style-name="ce12"/>
          <table:table-cell table:style-name="ce15" table:number-columns-repeated="1022"/>
        </table:table-row>
        <table:table-row table:style-name="ro1">
          <table:table-cell table:style-name="ce6" office:value-type="string" calcext:value-type="string">
            <text:p><text:s text:c="8"/>15.7.1　ステップ1：関数を使うようにプログラムを改造する</text:p>
          </table:table-cell>
          <table:table-cell table:style-name="ce12"/>
          <table:table-cell table:style-name="ce15" table:number-columns-repeated="1022"/>
        </table:table-row>
        <table:table-row table:style-name="ro1">
          <table:table-cell table:style-name="ce6" office:value-type="string" calcext:value-type="string">
            <text:p><text:s text:c="8"/>15.7.2　ステップ2：スレッドを作成して開始する</text:p>
          </table:table-cell>
          <table:table-cell table:style-name="ce12"/>
          <table:table-cell table:style-name="ce15" table:number-columns-repeated="1022"/>
        </table:table-row>
        <table:table-row table:style-name="ro1">
          <table:table-cell table:style-name="ce6" office:value-type="string" calcext:value-type="string">
            <text:p><text:s text:c="8"/>15.7.3　ステップ3：すべてのスレッドが終了するのを待つ</text:p>
          </table:table-cell>
          <table:table-cell table:style-name="ce12"/>
          <table:table-cell table:style-name="ce15" table:number-columns-repeated="1022"/>
        </table:table-row>
        <table:table-row table:style-name="ro1">
          <table:table-cell table:style-name="ce7" office:value-type="string" calcext:value-type="string">
            <text:p><text:s text:c="4"/>15.8　Pythonから他のプログラムを実行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8.1　Popenにコマンドライン引数を渡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8.2　タスクスケジューラ、launchd、cron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8.3　PythonでWebサイトを開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8.4　他のPythonスクリプトを実行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8.5　既定のアプリでファイルを開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5.9　プロジェクト：シンプルなカウントダウンプログラム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9.1　ステップ1：カウントダウン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9.2　ステップ2：音声ファイルを再生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9.3　類似プログラムのアイデア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5.10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5.11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5.12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12.1　ストップウォッチの整形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5.12.2　Webコミックダウンローダをスケジュール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16章　電子メールやSMSの送信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6.1　SMTP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6.2　メールを送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2.1　SMTPサーバーに接続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2.2　SMTPに"Hello"メッセージを送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2.3　TLS暗号化の開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2.4　SMTPサーバーにログイン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2.5　メールを送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2.6　SMTPサーバーから切断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6.3　IMAP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6.4　IMAPを使ってメールを取得・削除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4.1　IMAPサーバーに接続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4.2　IMAPサーバーにログイン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4.3　メールを探す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4.4　メールを取得して既読マークを付け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4.5　生のメッセージからメールアドレスを取得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4.6　生のメッセージから本文を取り出す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4.7　メールを削除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4.8　IMAPサーバーからの接続を切断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6.5　プロジェクト：会費リマインダーメールを送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5.1　ステップ1：Excelファイルを開く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5.2　ステップ2：未払い会員を調べ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5.3　ステップ3：カスタマイズしたリマインダーメールを送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5.4　Twilioを使ってSMSを送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5.5　Twilioアカウントにサインアップ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5.6　SMSを送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6.6　プロジェクト：「私にSMSを送って」モジュール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6.7　まとめ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6.8　演習問題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6.9　演習プロジェクト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9.1　雑用ランダム割り当てメーラー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9.2　傘のリマインダー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9.3　自動退会機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9.4　メールを使ってコンピュータを制御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7章　画像の操作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7.1　コンピュータ画像の基礎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1.1　色とRGBA値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1.2　座標と矩形タプ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7.2　Pillowで画像を操作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2.1　Imageオブジェクトを操作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2.2　画像を切り抜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2.3　画像のコピー＆ペース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2.4　画像をサイズ変更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2.5　画像を回転・反転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2.6　ピクセルを変更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7.3　プロジェクト：ロゴを追加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3.1　ステップ1：ロゴ画像を開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3.2　ステップ2：全ファイルをループして画像を開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3.3　ステップ3：画像をサイズ変更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3.4　ステップ4：ロゴを追加して変更を保存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3.5　類似プログラムのアイデア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7.4　画像に描画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4.1　図形を描画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4.2　テキストを描画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7.5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7.6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7.7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7.1　章プロジェクトの改造と修正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7.2　ハードドライブの写真フォルダを探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7.3　カスタム座席カード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18章　GUIオートメーションによるキーボードとマウスの制御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1　pyautoguiモジュールをインストール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2　うまく進めるには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2.1　ログアウトしてすべてを終了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2.2　一時停止とフェールセーフ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3　マウス移動を制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3.1　マウスを移動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3.2　マウスの位置を取得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4　プロジェクト：マウスは今どこにある？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4.1　ステップ1：モジュールをインポート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4.2　ステップ2：中断用のコードを設定して無限ループ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4.3　ステップ3：マウス座標を取得して表示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4.4　マウス操作を制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4.5　マウスをクリック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4.6　マウスをドラッグ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4.7　マウスホイールを操作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5　画面を操作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5.1　スクリーンショットをと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5.2　スクリーンショットを解析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6　プロジェクト：mouseNowプログラムを拡張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7　画像認識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8　キーボードを制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8.1　仮想キーボードから文字列を送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8.2　キーの名前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8.3　キーボードを押下・解放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8.4　ホットキーの組み合わせ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9　PyAutoGUI関数のまとめ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10　プロジェクト：自動フォーム入力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10.1　ステップ1：手順を調べ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10.2　ステップ2：座標を設定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10.3　ステップ3：データ入力を始め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10.4　ステップ4：ドロップダウンメニューやラジオボタンを処理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10.5　ステップ5：フォームを送信して待つ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11　まとめ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12　演習問題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13　演習プロジェクト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13.1　忙しそうに見せ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13.2　インスタントメッセンジャーのボット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13.3　ゲームを操作するボットのチュートリア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付録A　サードパーティー製モジュールのインストール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A.1　pipツー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A.2　サードパーティーのモジュールをインストール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付録B　Pythonスクリプトの実行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B.1　シバン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B.2　WindowsでPythonスクリプトを実行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B.3　MacやLinuxでPythonスクリプトを実行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B.4　アサートを無効にして実行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付録C　演習問題の解答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1　1章Python入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2　2章フロー制御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3　3章関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4　4章リス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5　5章辞書とデータ構造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6　6章文字列操作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7　7章正規表現によるパターンマッチン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8　8章ファイルの読み書き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9　9章ファイルの管理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10　10章デバッ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11　11章Webスクレイピン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12　12章Excelシー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13　13章PDFファイルとWord文書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14　14章CSVファイルとJSONデータ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15　15章時間制御、自動実行、プログラム起動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16　16章電子メールやSMSの送信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17　17章画像の操作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18　18章GUIオートメーションによるキーボードとマウスの制御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付録D　日本語テキスト処理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D.1　原稿のフォーマッ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D.2　誤記検出ツー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D.2.1　ソースコー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D.2.2　実行結果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D.2.3　改良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D.2.4　ソースコー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D.2.5　実行結果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索引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コラム目次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間違っても気にしない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テキストと数字の等価性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==と=の違い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無限ループに陥ったら？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TrueやFalseとみなされる値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ブラックボックスとしての関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Pythonの字下げルールの例外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IDLEの外でPythonスクリプトを実行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章の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re.compile()にraw文字列を渡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UNICODEエンコーディン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HTMLを解析するのに正規表現を使わない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やっかいなPDF形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UNIXの哲学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Gmailのアプリケーション固有のパスワー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IMAPClientのgmail_search()メソッドを用い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PythonでSMSを受信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MYKとRGB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透明ピクセルの貼り付け</text:p>
          </table:table-cell>
          <table:table-cell table:number-columns-repeated="1023"/>
        </table:table-row>
        <table:table-row table:style-name="ro1" table:number-rows-repeated="10479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00/00/00</text:date>, <text:time style:data-style-name="N2" text:time-value="17:28:55.823149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10-24T14:54:54.966448146</dc:date>
    <meta:editing-duration>P15DT10H28M23S</meta:editing-duration>
    <meta:editing-cycles>78</meta:editing-cycles>
    <meta:document-statistic meta:table-count="1" meta:cell-count="597" meta:object-count="0"/>
    <meta:user-defined meta:name=""/>
  </office:meta>
</office:document-meta>
</file>